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ec0" officeooo:paragraph-rsid="0018dec0"/>
    </style:style>
    <style:style style:name="P2" style:family="paragraph" style:parent-style-name="Standard">
      <style:text-properties officeooo:rsid="00196726" officeooo:paragraph-rsid="00196726"/>
    </style:style>
    <style:style style:name="P3" style:family="paragraph" style:parent-style-name="Standard">
      <style:text-properties officeooo:rsid="001a866d" officeooo:paragraph-rsid="001a866d"/>
    </style:style>
    <style:style style:name="P4" style:family="paragraph" style:parent-style-name="Standard">
      <style:text-properties officeooo:rsid="001bf356" officeooo:paragraph-rsid="001bf356"/>
    </style:style>
    <style:style style:name="P5" style:family="paragraph" style:parent-style-name="Standard">
      <style:text-properties officeooo:rsid="001c8489" officeooo:paragraph-rsid="001c8489"/>
    </style:style>
    <style:style style:name="P6" style:family="paragraph" style:parent-style-name="Standard">
      <style:text-properties officeooo:rsid="001ce538" officeooo:paragraph-rsid="001ce538"/>
    </style:style>
    <style:style style:name="P7" style:family="paragraph" style:parent-style-name="Standard">
      <style:paragraph-properties fo:break-before="page"/>
      <style:text-properties officeooo:rsid="001a866d" officeooo:paragraph-rsid="001a866d"/>
    </style:style>
    <style:style style:name="T1" style:family="text">
      <style:text-properties officeooo:rsid="001a866d"/>
    </style:style>
    <style:style style:name="T2" style:family="text">
      <style:text-properties officeooo:rsid="001b6c2c"/>
    </style:style>
    <style:style style:name="T3" style:family="text">
      <style:text-properties officeooo:rsid="001bf3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І. П. Голосніченко під механізмом адміністративно-правового регулювання розуміє сукупність адміністративно-правових засобів, за допомогою яких здійснюється вплвив на відносини, що виникають в процесі здійснення виконавчої влади. В той же час, до елементів цього механізму входять:</text:p>
      <text:p text:style-name="P1">-норми адміністративного права;</text:p>
      <text:p text:style-name="P1">- адміністративно-правові відносини;</text:p>
      <text:p text:style-name="P1">- акти тлумачення норм адміністративного права;</text:p>
      <text:p text:style-name="P1">- акти реалізації адміністративно-правових норм та відносин [<text:span text:style-name="T2">1, </text:span>c. 20-21].</text:p>
      <text:p text:style-name="P2">О. В. Малько дотримується іншої точки зору, він вважає, що механізм адміністративно-правового регулювання – це система юридичних засобів, організованих послідовним чином, з метою упорядкування суспільних відносин, сприяння задоволенню інтересів суб’єктів права. Разом з тим, науковець виділяє такі складові цього поняття як:</text:p>
      <text:p text:style-name="P2">- норма права;</text:p>
      <text:p text:style-name="P2">- юридичний факт;</text:p>
      <text:p text:style-name="P2">- правовідносини;</text:p>
      <text:p text:style-name="P2">- акти реалізації прав та обов’язків;</text:p>
      <text:p text:style-name="P2">- охоронний правозастосовний акт;</text:p>
      <text:p text:style-name="P2">- акти офіційного тлумачення норм права;</text:p>
      <text:p text:style-name="P2">- режим законності [<text:span text:style-name="T3">2, </text:span>c. 470-473].</text:p>
      <text:p text:style-name="P2">Характеризуючи особливості механізму аміністративно-правового регулювання, Ю. М. Козлов зазначає, що для нього найбільш характерні правові засоби розпорядчого типу, тобто приписи (включаючи заборони), які знаходять своє безпосереднє вираження в тому, що одній зі сторін регульованих відносин надано певний обсяг юридично владних повноважень, адресованих іншій стороні. Тобто це є формою юридичного опосередкування відносин, у рамках яких одна зі сторін виступає в ролі управляючого (суб’єкт управління), а друга – яким управляють (об’єкт управління) [<text:span text:style-name="T1">3, </text:span>с. 19]. </text:p>
      <text:p text:style-name="P5">Деякі науковці виділяють окремі стадії формування механізму адміністративно-правового регулювання. Так, С. С. Алєксєєв пише про чотири стадії, до яких відносить:</text:p>
      <text:p text:style-name="P5">1) формування юридичних норм і їх загальна дія (для цієї стадії характерним є введення в правову систему адміністративно-правових норм, що регламентують і спрямовують поведінку учасників суспільних відносин, а також встановлюють для них специфічний правовий режим);</text:p>
      <text:p text:style-name="P5">2) виникнення прав та обов’язків суб’єктів адміністративних правовідносин (на цій стадії в конкретних учасників адміністратвиних правовідносин виникають суб’єктивні права та обов’язки на підставі настання визначених адміністративно-правовими нормами юридичних фактів);</text:p>
      <text:p text:style-name="P5">3) стадія реалізації прав та обов’язків, коли правила поведінки, які відображені в конкретних юридичних нормах, втілюють в реальній (фактичній) поведінці суб’єктів адміністративних правовідносин;</text:p>
      <text:p text:style-name="P5">4) стадія застосування права, що передбачає видання компетентним органом владного індивідуального правового акту, забезпечуючи в цілому ефективність адміністративно-правового регулювання [4, c. 26; 154-155].</text:p>
      <text:p text:style-name="P2"/>
      <text:p text:style-name="P7">1. Голосніченко І. П. Адміністративне право України: основні поняття: [навч. посіб.]. К.: ГАН, 2005. 231 с.</text:p>
      <text:p text:style-name="P4">2. Матузов Н. И., Малько А. В. Теория государства и права: учебник. Москва: Юристъ, 2004. 512 с.</text:p>
      <text:p text:style-name="P3">3. Хом’яченко С. І., Єряшов Є. К. Особливості механізму адміністративно-правового регулювання цивільної авіації.</text:p>
      <text:p text:style-name="P6">4. Алексеев С. С. Общая теория права. Москва: Юрид. лит., 1982. 389 с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0:17:59.493529140</meta:creation-date>
    <dc:date>2019-03-20T20:52:56.687035952</dc:date>
    <meta:editing-duration>PT34M5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23" meta:word-count="387" meta:character-count="3029" meta:non-whitespace-character-count="2661"/>
  </office:meta>
</office:document-meta>
</file>